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9.6cm" style:rel-width="100%" table:align="left" style:may-break-between-rows="false"/>
    </style:style>
    <style:style style:name="Tableau2.A" style:family="table-column">
      <style:table-column-properties style:column-width="9.895cm" style:rel-column-width="5381*"/>
    </style:style>
    <style:style style:name="Tableau2.B" style:family="table-column">
      <style:table-column-properties style:column-width="0.857cm" style:rel-column-width="466*"/>
    </style:style>
    <style:style style:name="Tableau2.C" style:family="table-column">
      <style:table-column-properties style:column-width="8.848cm" style:rel-column-width="4811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9.701cm" style:rel-width="100%" table:align="left" style:may-break-between-rows="false"/>
    </style:style>
    <style:style style:name="Tableau1.A" style:family="table-column">
      <style:table-column-properties style:column-width="9.701cm" style:rel-column-width="5271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1" style:family="table">
      <style:table-properties style:width="9.701cm" style:rel-width="100%" table:align="left" style:may-break-between-rows="false"/>
    </style:style>
    <style:style style:name="Tableau1.A" style:family="table-column">
      <style:table-column-properties style:column-width="9.701cm" style:rel-column-width="5271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3" style:family="table">
      <style:table-properties style:width="19.6cm" style:rel-width="100%" table:align="left" style:may-break-between-rows="false"/>
    </style:style>
    <style:style style:name="Tableau3.A" style:family="table-column">
      <style:table-column-properties style:column-width="9.592cm" style:rel-column-width="5216*"/>
    </style:style>
    <style:style style:name="Tableau3.B" style:family="table-column">
      <style:table-column-properties style:column-width="1.161cm" style:rel-column-width="631*"/>
    </style:style>
    <style:style style:name="Tableau3.C" style:family="table-column">
      <style:table-column-properties style:column-width="8.848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592cm" style:rel-width="100%" table:align="left" style:may-break-between-rows="false"/>
    </style:style>
    <style:style style:name="Tableau4.A" style:family="table-column">
      <style:table-column-properties style:column-width="4.433cm" style:rel-column-width="2410*"/>
    </style:style>
    <style:style style:name="Tableau4.B" style:family="table-column">
      <style:table-column-properties style:column-width="5.15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10" style:family="table">
      <style:table-properties style:width="8.848cm" style:rel-width="100%" table:align="left" style:may-break-between-rows="false"/>
    </style:style>
    <style:style style:name="Tableau10.A" style:family="table-column">
      <style:table-column-properties style:column-width="8.848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4" style:family="table">
      <style:table-properties style:width="9.592cm" style:rel-width="100%" table:align="left" style:may-break-between-rows="false"/>
    </style:style>
    <style:style style:name="Tableau4.A" style:family="table-column">
      <style:table-column-properties style:column-width="4.433cm" style:rel-column-width="2410*"/>
    </style:style>
    <style:style style:name="Tableau4.B" style:family="table-column">
      <style:table-column-properties style:column-width="5.15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10" style:family="table">
      <style:table-properties style:width="8.848cm" style:rel-width="100%" table:align="left" style:may-break-between-rows="false"/>
    </style:style>
    <style:style style:name="Tableau10.A" style:family="table-column">
      <style:table-column-properties style:column-width="8.848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9.6cm" style:rel-width="100%" fo:margin-left="0cm" table:align="left"/>
    </style:style>
    <style:style style:name="Tableau5.A" style:family="table-column">
      <style:table-column-properties style:column-width="2.593cm" style:rel-column-width="1470*"/>
    </style:style>
    <style:style style:name="Tableau5.B" style:family="table-column">
      <style:table-column-properties style:column-width="8.996cm" style:rel-column-width="5100*"/>
    </style:style>
    <style:style style:name="Tableau5.C" style:family="table-column">
      <style:table-column-properties style:column-width="1.111cm" style:rel-column-width="630*"/>
    </style:style>
    <style:style style:name="Tableau5.D" style:family="table-column">
      <style:table-column-properties style:column-width="0.9cm" style:rel-column-width="510*"/>
    </style:style>
    <style:style style:name="Tableau5.E" style:family="table-column">
      <style:table-column-properties style:column-width="1.693cm" style:rel-column-width="960*"/>
    </style:style>
    <style:style style:name="Tableau5.F" style:family="table-column">
      <style:table-column-properties style:column-width="1.296cm" style:rel-column-width="735*"/>
    </style:style>
    <style:style style:name="Tableau5.G" style:family="table-column">
      <style:table-column-properties style:column-width="0.82cm" style:rel-column-width="465*"/>
    </style:style>
    <style:style style:name="Tableau5.H" style:family="table-column">
      <style:table-column-properties style:column-width="2.191cm" style:rel-column-width="1242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H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D4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E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H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H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1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1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1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none" fo:border-top="none" fo:border-bottom="0.05pt solid #000000"/>
    </style:style>
    <style:style style:name="Tableau5.E15" style:family="table-cell">
      <style:table-cell-properties fo:padding="0.097cm" fo:border-left="0.05pt solid #000000" fo:border-right="none" fo:border-top="none" fo:border-bottom="0.05pt solid #000000"/>
    </style:style>
    <style:style style:name="Tableau5.F15" style:family="table-cell">
      <style:table-cell-properties fo:padding="0.097cm" fo:border-left="0.05pt solid #000000" fo:border-right="none" fo:border-top="none" fo:border-bottom="0.05pt solid #000000"/>
    </style:style>
    <style:style style:name="Tableau5.G15" style:family="table-cell">
      <style:table-cell-properties fo:padding="0.097cm" fo:border-left="0.05pt solid #000000" fo:border-right="none" fo:border-top="none" fo:border-bottom="0.05pt solid #000000"/>
    </style:style>
    <style:style style:name="Tableau5.H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9.6cm" style:rel-width="100%" fo:margin-left="0cm" table:align="left" style:may-break-between-rows="false"/>
    </style:style>
    <style:style style:name="Tableau6.A" style:family="table-column">
      <style:table-column-properties style:column-width="9.573cm" style:rel-column-width="5427*"/>
    </style:style>
    <style:style style:name="Tableau6.B" style:family="table-column">
      <style:table-column-properties style:column-width="3.233cm" style:rel-column-width="1833*"/>
    </style:style>
    <style:style style:name="Tableau6.C" style:family="table-column">
      <style:table-column-properties style:column-width="6.795cm" style:rel-column-width="3852*"/>
    </style:style>
    <style:style style:name="Tableau7" style:family="table">
      <style:table-properties style:width="6.795cm" style:rel-width="100%" table:align="right" style:may-break-between-rows="false"/>
    </style:style>
    <style:style style:name="Tableau7.A" style:family="table-column">
      <style:table-column-properties style:column-width="4.313cm" style:rel-column-width="2445*"/>
    </style:style>
    <style:style style:name="Tableau7.B" style:family="table-column">
      <style:table-column-properties style:column-width="2.482cm" style:rel-column-width="1407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6.795cm" style:rel-width="100%" table:align="right" style:may-break-between-rows="false"/>
    </style:style>
    <style:style style:name="Tableau7.A" style:family="table-column">
      <style:table-column-properties style:column-width="4.313cm" style:rel-column-width="2445*"/>
    </style:style>
    <style:style style:name="Tableau7.B" style:family="table-column">
      <style:table-column-properties style:column-width="2.482cm" style:rel-column-width="1407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9.6cm" style:rel-width="100%" table:align="left" style:may-break-between-rows="false"/>
    </style:style>
    <style:style style:name="Tableau9.A" style:family="table-column">
      <style:table-column-properties style:column-width="2.508cm" style:rel-column-width="1364*"/>
    </style:style>
    <style:style style:name="Tableau9.B" style:family="table-column">
      <style:table-column-properties style:column-width="17.092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1" style:family="table">
      <style:table-properties style:width="19.6cm" style:rel-width="100%" table:align="left" style:may-break-between-rows="false"/>
    </style:style>
    <style:style style:name="Tableau11.A" style:family="table-column">
      <style:table-column-properties style:column-width="2.508cm" style:rel-column-width="1364*"/>
    </style:style>
    <style:style style:name="Tableau11.B" style:family="table-column">
      <style:table-column-properties style:column-width="17.092cm" style:rel-column-width="9294*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4" style:family="paragraph" style:parent-style-name="Table_20_Contents">
      <style:text-properties officeooo:paragraph-rsid="0061b755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background-color="#ff3333"/>
    </style:style>
    <style:style style:name="P7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8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9" style:family="paragraph" style:parent-style-name="Table_20_Contents">
      <style:paragraph-properties fo:text-align="start" style:justify-single-word="false"/>
      <style:text-properties officeooo:paragraph-rsid="0168dc29"/>
    </style:style>
    <style:style style:name="P10" style:family="paragraph" style:parent-style-name="Table_20_Contents">
      <style:text-properties officeooo:paragraph-rsid="01025fb3"/>
    </style:style>
    <style:style style:name="P11" style:family="paragraph" style:parent-style-name="Table_20_Contents">
      <style:text-properties officeooo:paragraph-rsid="01111d66"/>
    </style:style>
    <style:style style:name="P12" style:family="paragraph" style:parent-style-name="Table_20_Contents">
      <style:text-properties officeooo:paragraph-rsid="0111f0fe"/>
    </style:style>
    <style:style style:name="P13" style:family="paragraph" style:parent-style-name="Table_20_Contents">
      <style:text-properties fo:font-size="9pt" officeooo:paragraph-rsid="0111f0fe" style:font-size-asian="7.84999990463257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fo:font-size="9pt" fo:font-style="italic" officeooo:paragraph-rsid="0168dc29" style:font-size-asian="9pt" style:font-style-asian="italic" style:font-size-complex="9pt" style:font-style-complex="italic"/>
    </style:style>
    <style:style style:name="P15" style:family="paragraph" style:parent-style-name="Table_20_Contents">
      <style:text-properties officeooo:paragraph-rsid="015a21d9"/>
    </style:style>
    <style:style style:name="P16" style:family="paragraph" style:parent-style-name="Table_20_Contents">
      <style:paragraph-properties fo:text-align="start" style:justify-single-word="false"/>
      <style:text-properties fo:font-size="12pt" fo:font-weight="bold" officeooo:paragraph-rsid="0168dc29" style:font-size-asian="12pt" style:font-weight-asian="bold" style:font-size-complex="12pt" style:font-weight-complex="bold"/>
    </style:style>
    <style:style style:name="P17" style:family="paragraph" style:parent-style-name="Header">
      <style:text-properties style:font-name="Arial" fo:font-size="8pt" officeooo:rsid="000d9e36" officeooo:paragraph-rsid="015896f3" style:font-size-asian="8pt" style:font-size-complex="8pt"/>
    </style:style>
    <style:style style:name="P18" style:family="paragraph" style:parent-style-name="Standard">
      <style:text-properties fo:font-size="4pt" officeooo:paragraph-rsid="0007d180" style:font-size-asian="3.5pt" style:font-size-complex="4pt"/>
    </style:style>
    <style:style style:name="P19" style:family="paragraph" style:parent-style-name="Standard">
      <style:text-properties officeooo:paragraph-rsid="01250602"/>
    </style:style>
    <style:style style:name="P20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1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2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2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2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2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28" style:family="paragraph" style:parent-style-name="Table_20_Contents">
      <style:paragraph-properties style:shadow="none">
        <style:tab-stops/>
      </style:paragraph-properties>
      <style:text-properties fo:font-size="10pt" officeooo:rsid="0174d7c9" officeooo:paragraph-rsid="00c5fec8" style:font-size-asian="10pt" style:font-size-complex="10pt"/>
    </style:style>
    <style:style style:name="P29" style:family="paragraph" style:parent-style-name="Table_20_Heading">
      <style:text-properties officeooo:paragraph-rsid="006ea253"/>
    </style:style>
    <style:style style:name="P30" style:family="paragraph" style:parent-style-name="Table_20_Heading">
      <style:paragraph-properties fo:text-align="center" style:justify-single-word="false"/>
      <style:text-properties officeooo:paragraph-rsid="00e64da8"/>
    </style:style>
    <style:style style:name="P31" style:family="paragraph" style:parent-style-name="Table_20_Heading">
      <style:text-properties officeooo:paragraph-rsid="00e39ed2"/>
    </style:style>
    <style:style style:name="P32" style:family="paragraph" style:parent-style-name="Table_20_Heading">
      <style:text-properties officeooo:paragraph-rsid="00f2f962"/>
    </style:style>
    <style:style style:name="P33" style:family="paragraph" style:parent-style-name="Table_20_Heading">
      <style:text-properties officeooo:paragraph-rsid="00e4a803"/>
    </style:style>
    <style:style style:name="P34" style:family="paragraph" style:parent-style-name="Table_20_Heading">
      <style:text-properties officeooo:paragraph-rsid="0194284b"/>
    </style:style>
    <style:style style:name="P35" style:family="paragraph" style:parent-style-name="Table_20_Main_20_Content_20_Right">
      <style:text-properties officeooo:paragraph-rsid="011930c8"/>
    </style:style>
    <style:style style:name="P36" style:family="paragraph" style:parent-style-name="Table_20_Main_20_Content_20_Right">
      <style:text-properties officeooo:paragraph-rsid="00215f6e"/>
    </style:style>
    <style:style style:name="P37" style:family="paragraph" style:parent-style-name="Table_20_Main_20_Content_20_Right">
      <style:text-properties officeooo:paragraph-rsid="015f3a60"/>
    </style:style>
    <style:style style:name="P38" style:family="paragraph" style:parent-style-name="Table_20_Main_20_Content_20_Right">
      <style:paragraph-properties fo:text-align="end" style:justify-single-word="false"/>
      <style:text-properties fo:font-weight="bold" officeooo:rsid="0250b599" officeooo:paragraph-rsid="0168dc29" style:font-weight-asian="bold" style:font-weight-complex="bold"/>
    </style:style>
    <style:style style:name="P39" style:family="paragraph" style:parent-style-name="Table_20_Main_20_Content_20_Right">
      <style:paragraph-properties fo:text-align="start" style:justify-single-word="false"/>
      <style:text-properties fo:font-size="7pt" officeooo:paragraph-rsid="00215f6e" style:font-size-asian="7pt" style:font-size-complex="7pt"/>
    </style:style>
    <style:style style:name="P40" style:family="paragraph" style:parent-style-name="Table_20_Main_20_Content_20_Right">
      <style:text-properties fo:language="zxx" fo:country="none" style:language-asian="zxx" style:country-asian="none" style:language-complex="zxx" style:country-complex="none"/>
    </style:style>
    <style:style style:name="P41" style:family="paragraph" style:parent-style-name="Table_20_Main_20_Content_20_Left">
      <style:text-properties officeooo:paragraph-rsid="0097c217"/>
    </style:style>
    <style:style style:name="P42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43" style:family="paragraph" style:parent-style-name="Table_20_Main_20_Content_20_Left">
      <style:text-properties officeooo:paragraph-rsid="015e4c78"/>
    </style:style>
    <style:style style:name="P44" style:family="paragraph" style:parent-style-name="Table_20_Main_20_Content_20_Left">
      <style:text-properties officeooo:paragraph-rsid="0168dc29"/>
    </style:style>
    <style:style style:name="P45" style:family="paragraph" style:parent-style-name="Table_20_Main_20_Content_20_Left">
      <style:paragraph-properties fo:text-align="end" style:justify-single-word="false"/>
      <style:text-properties fo:font-weight="bold" officeooo:rsid="0250b599" officeooo:paragraph-rsid="0168dc29" style:font-weight-asian="bold" style:font-weight-complex="bold"/>
    </style:style>
    <style:style style:name="P46" style:family="paragraph" style:parent-style-name="Table_20_Main_20_Content_20_Left">
      <style:paragraph-properties fo:text-align="end" style:justify-single-word="false"/>
    </style:style>
    <style:style style:name="P47" style:family="paragraph" style:parent-style-name="Table_20_Totals_20_Header">
      <style:text-properties officeooo:paragraph-rsid="00eaae7a"/>
    </style:style>
    <style:style style:name="P48" style:family="paragraph" style:parent-style-name="Table_20_Totals_20_Header">
      <style:text-properties officeooo:paragraph-rsid="01782504"/>
    </style:style>
    <style:style style:name="P49" style:family="paragraph" style:parent-style-name="Endnote" style:master-page-name="">
      <style:paragraph-properties style:page-number="auto" fo:break-after="page"/>
      <style:text-properties officeooo:paragraph-rsid="0124a12f"/>
    </style:style>
    <style:style style:name="P50" style:family="paragraph" style:parent-style-name="Small_20_new_20_line">
      <style:text-properties officeooo:rsid="01458e3b" officeooo:paragraph-rsid="01458e3b"/>
    </style:style>
    <style:style style:name="P51" style:family="paragraph" style:parent-style-name="Table_20_Totals_20_Content_20_Highlight">
      <style:text-properties officeooo:paragraph-rsid="016dc474"/>
    </style:style>
    <style:style style:name="P52" style:family="paragraph" style:parent-style-name="Table_20_Main_20_Header">
      <style:text-properties officeooo:paragraph-rsid="015da00c"/>
    </style:style>
    <style:style style:name="P53" style:family="paragraph" style:parent-style-name="Table_20_Main_20_Category_20_Title">
      <style:text-properties officeooo:paragraph-rsid="0168dc29"/>
    </style:style>
    <style:style style:name="P54" style:family="paragraph" style:parent-style-name="Table_20_Main_20_Category_20_Title">
      <style:paragraph-properties fo:text-align="start" style:justify-single-word="false"/>
      <style:text-properties officeooo:paragraph-rsid="0168dc29"/>
    </style:style>
    <style:style style:name="P55" style:family="paragraph" style:parent-style-name="Table_20_Header_20_center">
      <style:text-properties officeooo:paragraph-rsid="015a21d9"/>
    </style:style>
    <style:style style:name="P56" style:family="paragraph" style:parent-style-name="Table_20_Totals_20_Content">
      <style:text-properties officeooo:paragraph-rsid="016dc474"/>
    </style:style>
    <style:style style:name="P57" style:family="paragraph" style:parent-style-name="Endnote">
      <style:text-properties fo:font-size="8pt" fo:font-style="normal" style:font-size-asian="8pt" style:font-style-asian="normal" style:font-size-complex="8pt" style:font-style-complex="normal"/>
    </style:style>
    <style:style style:name="P58" style:family="paragraph" style:parent-style-name="Heading_20_1">
      <style:text-properties officeooo:paragraph-rsid="0107bab9"/>
    </style:style>
    <style:style style:name="P59" style:family="paragraph" style:parent-style-name="Heading_20_1">
      <style:text-properties officeooo:paragraph-rsid="01067df3"/>
    </style:style>
    <style:style style:name="P60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61" style:family="paragraph" style:parent-style-name="Standard">
      <style:text-properties fo:font-size="4pt" officeooo:rsid="01a0c7b4" officeooo:paragraph-rsid="01a24e5d" style:font-size-asian="3.5pt" style:font-size-complex="4pt"/>
    </style:style>
    <style:style style:name="P62" style:family="paragraph" style:parent-style-name="Standard">
      <style:text-properties fo:font-size="8pt" officeooo:rsid="01a0c7b4" officeooo:paragraph-rsid="01a24e5d" style:font-size-asian="8pt" style:font-size-complex="8pt"/>
    </style:style>
    <style:style style:name="P63" style:family="paragraph" style:parent-style-name="Standard">
      <style:text-properties officeooo:paragraph-rsid="01a24e5d"/>
    </style:style>
    <style:style style:name="P64" style:family="paragraph" style:parent-style-name="Standard">
      <style:text-properties fo:font-size="7pt" style:font-size-asian="6.09999990463257pt" style:font-size-complex="7pt"/>
    </style:style>
    <style:style style:name="P6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66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67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68" style:family="paragraph" style:parent-style-name="Table_20_Contents">
      <style:paragraph-properties fo:text-align="start" style:justify-single-word="false"/>
      <style:text-properties officeooo:paragraph-rsid="0168dc29"/>
    </style:style>
    <style:style style:name="P69" style:family="paragraph" style:parent-style-name="Table_20_Main_20_Category_20_Title">
      <style:text-properties officeooo:paragraph-rsid="0168dc29"/>
    </style:style>
    <style:style style:name="P70" style:family="paragraph" style:parent-style-name="Table_20_Main_20_Category_20_Title">
      <style:paragraph-properties fo:text-align="start" style:justify-single-word="false"/>
      <style:text-properties officeooo:paragraph-rsid="0168dc29"/>
    </style:style>
    <style:style style:name="P71" style:family="paragraph" style:parent-style-name="Table_20_Main_20_Content_20_Left">
      <style:text-properties officeooo:paragraph-rsid="0097c217"/>
    </style:style>
    <style:style style:name="P72" style:family="paragraph" style:parent-style-name="Table_20_Main_20_Content_20_Left">
      <style:text-properties officeooo:paragraph-rsid="0168dc29"/>
    </style:style>
    <style:style style:name="P73" style:family="paragraph" style:parent-style-name="Table_20_Main_20_Content_20_Left">
      <style:text-properties officeooo:paragraph-rsid="015e4c78"/>
    </style:style>
    <style:style style:name="P74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75" style:family="paragraph" style:parent-style-name="Table_20_Main_20_Content_20_Right">
      <style:paragraph-properties fo:text-align="center" style:justify-single-word="false"/>
      <style:text-properties fo:font-size="7pt" officeooo:paragraph-rsid="015f3a60" style:font-size-asian="7pt" style:font-size-complex="7pt"/>
    </style:style>
    <style:style style:name="P76" style:family="paragraph" style:parent-style-name="Table_20_Main_20_Header">
      <style:text-properties officeooo:paragraph-rsid="015da00c"/>
    </style:style>
    <style:style style:name="T1" style:family="text">
      <style:text-properties style:font-name="Arial" fo:font-size="11pt" officeooo:rsid="002763ae" style:font-size-asian="11pt" style:font-size-complex="11pt"/>
    </style:style>
    <style:style style:name="T2" style:family="text">
      <style:text-properties style:font-name="Arial" fo:font-size="11pt" officeooo:rsid="00ae5173" style:font-size-asian="11pt" style:font-size-complex="11pt"/>
    </style:style>
    <style:style style:name="T3" style:family="text">
      <style:text-properties style:font-name="Arial" fo:font-size="11pt" officeooo:rsid="00d2f3b4" style:font-size-asian="11pt" style:font-size-complex="11pt"/>
    </style:style>
    <style:style style:name="T4" style:family="text">
      <style:text-properties style:font-name="Arial" fo:font-size="11pt" officeooo:rsid="01081657" style:font-size-asian="11pt" style:font-size-complex="11pt"/>
    </style:style>
    <style:style style:name="T5" style:family="text">
      <style:text-properties style:font-name="Arial" fo:font-size="11pt" officeooo:rsid="018bd9d5" style:font-size-asian="11pt" style:font-size-complex="11pt"/>
    </style:style>
    <style:style style:name="T6" style:family="text">
      <style:text-properties style:font-name="Arial" officeooo:rsid="0073df77"/>
    </style:style>
    <style:style style:name="T7" style:family="text">
      <style:text-properties style:font-name="Arial" officeooo:rsid="018d912e"/>
    </style:style>
    <style:style style:name="T8" style:family="text">
      <style:text-properties style:font-name="Arial" officeooo:rsid="018f6e4e"/>
    </style:style>
    <style:style style:name="T9" style:family="text">
      <style:text-properties officeooo:rsid="007902c3" fo:background-color="#ff3333" loext:char-shading-value="0"/>
    </style:style>
    <style:style style:name="T10" style:family="text">
      <style:text-properties officeooo:rsid="00295e1a" fo:background-color="#ff3333" loext:char-shading-value="0"/>
    </style:style>
    <style:style style:name="T11" style:family="text">
      <style:text-properties officeooo:rsid="0029ab44"/>
    </style:style>
    <style:style style:name="T12" style:family="text">
      <style:text-properties officeooo:rsid="00704162"/>
    </style:style>
    <style:style style:name="T13" style:family="text">
      <style:text-properties officeooo:rsid="0148462c"/>
    </style:style>
    <style:style style:name="T14" style:family="text">
      <style:text-properties officeooo:rsid="014acc83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ac2f7f" fo:background-color="transparent" loext:char-shading-value="0"/>
    </style:style>
    <style:style style:name="T17" style:family="text">
      <style:text-properties officeooo:rsid="0108794f" fo:background-color="transparent" loext:char-shading-value="0"/>
    </style:style>
    <style:style style:name="T18" style:family="text">
      <style:text-properties officeooo:rsid="00c4b509"/>
    </style:style>
    <style:style style:name="T19" style:family="text">
      <style:text-properties officeooo:rsid="00d936c0"/>
    </style:style>
    <style:style style:name="T20" style:family="text">
      <style:text-properties officeooo:rsid="01067df3"/>
    </style:style>
    <style:style style:name="T21" style:family="text">
      <style:text-properties officeooo:rsid="01274abb"/>
    </style:style>
    <style:style style:name="T22" style:family="text">
      <style:text-properties officeooo:rsid="0136264c"/>
    </style:style>
    <style:style style:name="T23" style:family="text">
      <style:text-properties officeooo:rsid="014a31c8"/>
    </style:style>
    <style:style style:name="T24" style:family="text">
      <style:text-properties officeooo:rsid="0155f405"/>
    </style:style>
    <style:style style:name="T25" style:family="text">
      <style:text-properties officeooo:rsid="0141ba70"/>
    </style:style>
    <style:style style:name="T26" style:family="text">
      <style:text-properties officeooo:rsid="024e03ea"/>
    </style:style>
    <style:style style:name="T27" style:family="text">
      <style:text-properties officeooo:rsid="024f1ebd"/>
    </style:style>
    <style:style style:name="T28" style:family="text">
      <style:text-properties officeooo:rsid="016dc474"/>
    </style:style>
    <style:style style:name="T29" style:family="text">
      <style:text-properties officeooo:rsid="016f5db6"/>
    </style:style>
    <style:style style:name="T30" style:family="text">
      <style:text-properties officeooo:rsid="018aba5c"/>
    </style:style>
    <style:style style:name="T31" style:family="text">
      <style:text-properties officeooo:rsid="018d912e"/>
    </style:style>
    <style:style style:name="T32" style:family="text">
      <style:text-properties officeooo:rsid="018f6e4e"/>
    </style:style>
    <style:style style:name="T33" style:family="text">
      <style:text-properties style:text-underline-style="solid" style:text-underline-type="double" style:text-underline-width="auto" style:text-underline-color="font-color" officeooo:rsid="01900e9b"/>
    </style:style>
    <style:style style:name="T34" style:family="text">
      <style:text-properties officeooo:rsid="01914822"/>
    </style:style>
    <style:style style:name="T35" style:family="text">
      <style:text-properties officeooo:rsid="01929e06"/>
    </style:style>
    <style:style style:name="T36" style:family="text">
      <style:text-properties officeooo:rsid="0192c750"/>
    </style:style>
    <style:style style:name="T37" style:family="text">
      <style:text-properties officeooo:rsid="0194284b"/>
    </style:style>
    <style:style style:name="T38" style:family="text">
      <style:text-properties officeooo:rsid="01978599"/>
    </style:style>
    <style:style style:name="T39" style:family="text">
      <style:text-properties officeooo:rsid="01995b7e"/>
    </style:style>
    <style:style style:name="T40" style:family="text">
      <style:text-properties fo:font-size="8pt" style:font-size-asian="8pt" style:font-size-complex="8pt"/>
    </style:style>
    <style:style style:name="T41" style:family="text">
      <style:text-properties fo:font-size="8pt" officeooo:rsid="01a0c7b4" style:font-size-asian="8pt" style:font-size-complex="8pt"/>
    </style:style>
    <style:style style:name="T42" style:family="text">
      <style:text-properties officeooo:rsid="01a0d33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Invoice Number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Incoterms" text:name="py3o.o.incoterm_id.name"/>
        <text:user-field-decl office:value-type="string" office:string-value="tax_name" text:name="py3o.tax_name"/>
        <text:user-field-decl office:value-type="string" office:string-value="Invoice Payment Terms" text:name="py3o.o.invoice_payment_term_id.name"/>
        <text:user-field-decl office:value-type="string" office:string-value="Ref" text:name="py3o.o.ref"/>
        <text:user-field-decl office:value-type="string" office:string-value="Incoterms" text:name="py3o.o.invoice_incoterm_id.name"/>
      </text:user-field-decls>
      <text:p text:style-name="P65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20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19">with="o=obj.with_context(lang=lang)"</text:span></text:a></text:p>
      <text:p text:style-name="P21"><text:a xlink:type="simple" xlink:href="py3o://if=%22report_xml.report_name=='account.account_invoice_report_duplicate_main'%22" text:style-name="Internet_20_link" text:visited-style-name="Visited_20_Internet_20_Link"><text:span text:style-name="T2">if="report_xml.report_name=='account.account_invoice_report_duplicate_main'"</text:span></text:a></text:p>
      <text:p text:style-name="Duplicata">DUPLICATA</text:p>
      <text:p text:style-name="P23"><text:a xlink:type="simple" xlink:href="py3o:///if" text:style-name="Internet_20_link" text:visited-style-name="Visited_20_Internet_20_Link"><text:span text:style-name="T1">/if</text:span></text:a></text:p>
      <text:p text:style-name="P23"><text:a xlink:type="simple" xlink:href="py3o://with=%22doc_name=o.move_type=='out_refund'%20and%20(lang=='fr_FR'%20and%20'Avoir'%20or%20'Refund')%20or%20(lang=='fr_FR'%20and%20'Facture'%20or%20'Invoice')%22" text:style-name="Internet_20_link" text:visited-style-name="Visited_20_Internet_20_Link"><text:span text:style-name="T5">with="doc_name=o.move_type=='out_refund' and (lang=='fr_FR' and 'Avoir' or 'Refund') or (lang=='fr_FR' and 'Facture' or 'Invoice')"</text:span></text:a></text:p>
      <text:p text:style-name="P22"><text:a xlink:type="simple" xlink:href="py3o://if=%22o.state%20==%20'cancel'%22" text:style-name="Internet_20_link" text:visited-style-name="Visited_20_Internet_20_Link"><text:span text:style-name="T7">if="o.state == 'cancel'"</text:span></text:a></text:p>
      <text:h text:style-name="Heading_20_1" text:outline-level="1"><text:user-field-get text:name="py3o.doc_name">Document Name</text:user-field-get><text:s/><text:span text:style-name="T9">[</text:span><text:span text:style-name="T10"><text:user-field-get text:name="py3o.o.state">Invoice State</text:user-field-get></text:span><text:span text:style-name="T9">]</text:span> <text:user-field-get text:name="py3o.o.name">Invoice Number</text:user-field-get></text:h>
      <text:p text:style-name="P22"><text:a xlink:type="simple" xlink:href="py3o:///if" text:style-name="Internet_20_link" text:visited-style-name="Visited_20_Internet_20_Link"><text:span text:style-name="T1">/if</text:span></text:a></text:p>
      <text:p text:style-name="P24"><text:a xlink:type="simple" xlink:href="py3o://if=%22o.state%20==%20'draft'%22" text:style-name="Internet_20_link" text:visited-style-name="Visited_20_Internet_20_Link"><text:span text:style-name="T31">if="o.state == 'draft'"</text:span></text:a></text:p>
      <text:p text:style-name="P24"><text:a xlink:type="simple" xlink:href="py3o://if=%22lang=='fr_FR'%22" text:style-name="Internet_20_link" text:visited-style-name="Visited_20_Internet_20_Link"><text:span text:style-name="T20">if="lang=='fr_FR'"</text:span></text:a></text:p>
      <text:h text:style-name="P58" text:outline-level="1"><text:span text:style-name="T15"><text:user-field-get text:name="py3o.doc_name">Document Name</text:user-field-get></text:span><text:span text:style-name="T15"><text:s/></text:span><text:span text:style-name="T16">PRO-FORMA</text:span> <text:user-field-get text:name="py3o.o.name">Invoice Number</text:user-field-get></text:h>
      <text:p text:style-name="P25"><text:a xlink:type="simple" xlink:href="py3o:///if" text:style-name="Internet_20_link" text:visited-style-name="Visited_20_Internet_20_Link"><text:span text:style-name="T1">/if</text:span></text:a></text:p>
      <text:p text:style-name="P26"><text:a xlink:type="simple" xlink:href="py3o://if=%22lang!='fr_FR'%22" text:style-name="Internet_20_link" text:visited-style-name="Visited_20_Internet_20_Link"><text:span text:style-name="T4">if="lang!='fr_FR'"</text:span></text:a></text:p>
      <text:h text:style-name="P60" text:outline-level="1"><text:span text:style-name="T17">PRO-FORMA </text:span><text:span text:style-name="T15"><text:user-field-get text:name="py3o.doc_name">Document Name</text:user-field-get></text:span><text:span text:style-name="T15"><text:s/></text:span><text:span text:style-name="T15"><text:user-field-get text:name="py3o.o.name">Invoice Number</text:user-field-get></text:span></text:h>
      <text:p text:style-name="P24"><text:a xlink:type="simple" xlink:href="py3o:///if" text:style-name="Internet_20_link" text:visited-style-name="Visited_20_Internet_20_Link"><text:span text:style-name="T1">/if</text:span></text:a></text:p>
      <text:p text:style-name="P27"><text:a xlink:type="simple" xlink:href="py3o:///if" text:style-name="Internet_20_link" text:visited-style-name="Visited_20_Internet_20_Link"><text:span text:style-name="T1">/if</text:span></text:a></text:p>
      <text:p text:style-name="P22"><text:a xlink:type="simple" xlink:href="py3o://if=%22o.state%20==%20'posted'%22" text:style-name="Internet_20_link" text:visited-style-name="Visited_20_Internet_20_Link"><text:span text:style-name="T7">if="o.state == 'posted'"</text:span></text:a></text:p>
      <text:h text:style-name="P59" text:outline-level="1"><text:span text:style-name="T11"><text:user-field-get text:name="py3o.doc_name">Document Name</text:user-field-get></text:span><text:span text:style-name="T11"><text:s/></text:span><text:span text:style-name="T11"><text:user-field-get text:name="py3o.o.name">Invoice Number</text:user-field-get></text:span></text:h>
      <text:p text:style-name="P22"><text:a xlink:type="simple" xlink:href="py3o:///if" text:style-name="Internet_20_link" text:visited-style-name="Visited_20_Internet_20_Link"><text:span text:style-name="T1">/if</text:span></text:a></text:p>
      <text:p text:style-name="P50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94592189070544">
          <table:table-cell table:style-name="Tableau2.A1" office:value-type="string">
            <table:table table:name="Tableau1" table:style-name="Tableau1">
              <table:table-column table:style-name="Tableau1.A"/>
              <table:table-row table:style-name="Tableau1.1">
                <table:table-cell table:style-name="Tableau1.A1" office:value-type="string">
                  <text:p text:style-name="P4"><text:a xlink:type="simple" xlink:href="py3o://if=%22o.partner_shipping_id%22" text:style-name="Internet_20_link" text:visited-style-name="Visited_20_Internet_20_Link"><text:span text:style-name="T22">if="o.partner_shipping_id"</text:span></text:a></text:p>
                </table:table-cell>
              </table:table-row>
              <table:table-row table:style-name="Tableau1.1">
                <table:table-cell table:style-name="Tableau1.A2" office:value-type="string">
                  <text:p text:style-name="P30"><text:text-input text:description="py3o://function=&quot;lang=='fr_FR' and u'Adresse de livraison' or u'Delivery Address'&quot;">Delivery Address</text:text-input></text:p>
                </table:table-cell>
              </table:table-row>
              <table:table-row table:style-name="Tableau1.1">
                <table:table-cell table:style-name="Tableau1.A1" office:value-type="string">
                  <text:p text:style-name="P15"><text:text-input text:description="py3o://function=&quot;format_multiline_value(o.partner_shipping_id._display_full_address())&quot;">[partner_shipping_id]</text:text-input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/>
            <text:p text:style-name="Adresse"><text:text-input text:description="py3o://function=&quot;format_multiline_value(o.partner_id._display_full_address(details=['company', 'name', 'address']))&quot;">[o.partner_id]</text:text-input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 table:style-name="TableLine94592119194656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text-input text:description="py3o://function=&quot;lang=='fr_FR' and 'Date de facture' or 'Invoice Date'&quot;">Invoice Date</text:text-input></text:p>
                </table:table-cell>
                <table:table-cell table:style-name="Tableau4.B1" office:value-type="string">
                  <text:p text:style-name="Table_20_Contents"><text:text-input text:description="py3o://function=&quot;o_format_date(o.invoice_date, lang_code=lang)&quot;">[o.invoice_date]</text:text-inpu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1"><text:a xlink:type="simple" xlink:href="py3o://if=%22o.invoice_payment_term_id%22" text:style-name="Internet_20_link" text:visited-style-name="Visited_20_Internet_20_Link"><text:span text:style-name="T37">if="o.invoice_payment_term_id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1"><text:text-input text:description="py3o://function=&quot;lang=='fr_FR' and 'Conditions de paiement' or 'Payment Terms'&quot;">Payment Terms</text:text-input></text:p>
                </table:table-cell>
                <table:table-cell table:style-name="Tableau4.B4" office:value-type="string">
                  <text:p text:style-name="Table_20_Contents"><text:user-field-get text:name="py3o.o.invoice_payment_term_id.name">Invoice Payment 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4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2"><text:text-input text:description="py3o://function=&quot;lang=='fr_FR' and '''Date d'échéance''' or 'Due Date'&quot;">Due Date</text:text-input></text:p>
                </table:table-cell>
                <table:table-cell table:style-name="Tableau4.B5" office:value-type="string">
                  <text:p text:style-name="Table_20_Contents"><text:text-input text:description="py3o://function=&quot;o_format_date(o.invoice_date_due, lang_code=lang)&quot;">[o.invoice_date_due]</text:text-inpu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9"><text:a xlink:type="simple" xlink:href="py3o://if=%22o.name%22" text:style-name="Internet_20_link" text:visited-style-name="Visited_20_Internet_20_Link"><text:span text:style-name="T12">if="o.name"</text:span>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3"><text:text-input text:description="py3o://function=&quot;lang=='fr_FR' and 'Votre référence' or 'Your Reference'&quot;">Your Reference</text:text-input></text:p>
                </table:table-cell>
                <table:table-cell table:style-name="Tableau4.B7" office:value-type="string">
                  <text:p text:style-name="Table_20_Contents"><text:user-field-get text:name="py3o.o.ref">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text-input text:description="py3o://function=&quot;lang=='fr_FR' and 'N° client' or 'Customer Number'&quot;">Customer Number</text:text-input></text:p>
                </table:table-cell>
                <table:table-cell table:style-name="Tableau4.B10" office:value-type="string">
                  <text:p text:style-name="P10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text-input text:description="py3o://function=&quot;lang=='fr_FR' and 'N° TVA client' or 'Customer VAT Number'&quot;">Customer VAT Number</text:text-input></text:p>
                </table:table-cell>
                <table:table-cell table:style-name="Tableau4.B13" office:value-type="string">
                  <text:p text:style-name="P10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invoice_incoterm_id%22" text:style-name="Internet_20_link" text:visited-style-name="Visited_20_Internet_20_Link"><text:span text:style-name="T32">if="o.invoice_incoterm_id"</text:span></text:a></text:p>
                </table:table-cell>
                <table:table-cell table:style-name="Tableau4.B15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6" office:value-type="string">
                  <text:p text:style-name="Table_20_Contents"><text:user-field-get text:name="py3o.o.invoice_incoterm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invoice_user_id%22" text:style-name="Internet_20_link" text:visited-style-name="Visited_20_Internet_20_Link"><text:span text:style-name="T32">if="o.invoice_user_id"</text:span>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55"><text:text-input text:description="py3o://function=&quot;lang=='fr_FR' and 'Contact commercial' or 'Sales Contact'&quot;">Sales Contact</text:text-input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P15"><text:text-input text:description="py3o://function=&quot;format_multiline_value(o.invoice_user_id.partner_id._display_full_address(details=['name', 'phone', 'mobile', 'email']))&quot;">[o.invoice_user_id.partner_id]</text:text-input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H"/>
        <table:table-header-rows>
          <table:table-row table:style-name="Tableau5.1">
            <table:table-cell table:style-name="Tableau5.A1" office:value-type="string">
              <text:p text:style-name="Table_20_Main_20_Header"><text:text-input text:description="py3o://function=&quot;lang=='fr_FR' and 'Code article' or 'Product Code'&quot;">Product Code</text:text-input></text:p>
            </table:table-cell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52"><text:text-input text:description="py3o://function=&quot;lang=='fr_FR' and 'Qté' or 'Qty'&quot;">Qty</text:text-input></text:p>
            </table:table-cell>
            <table:table-cell table:style-name="Tableau5.A1" office:value-type="string">
              <text:p text:style-name="P52"><text:span text:style-name="T40"><text:text-input text:description="py3o://function=&quot;lang=='fr_FR' and 'Uté' or 'Unit'&quot;">Unit</text:text-input></text:span></text:p>
            </table:table-cell>
            <table:table-cell table:style-name="Tableau5.A1" office:value-type="string">
              <text:p text:style-name="P52"><text:text-input text:description="py3o://function=&quot;lang=='fr_FR' and u'Prix unitaire' or u'Unit Price'&quot;">Unit Price</text:text-input></text:p>
            </table:table-cell>
            <table:table-cell table:style-name="Tableau5.A1" office:value-type="string">
              <text:p text:style-name="P52"><text:text-input text:description="py3o://function=&quot;o.has_discount and (lang=='fr_FR' and u'Rem.' or u'Disc.') or ''&quot;">Disc.</text:text-input></text:p>
            </table:table-cell>
            <table:table-cell table:style-name="Tableau5.G1" office:value-type="string">
              <text:p text:style-name="P52"><text:span text:style-name="T40"><text:text-input text:description="py3o://function=&quot;lang=='fr_FR' and 'TVA' or 'VAT'&quot;">VAT</text:text-input></text:span></text:p>
            </table:table-cell>
            <table:table-cell table:style-name="Tableau5.G1" office:value-type="string">
              <text:p text:style-name="P52"><text:text-input text:description="py3o://function=&quot;lang=='fr_FR' and u'Prix HT' or u'Price w/o Tax'&quot;">Price w/o Tax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41"/>
          </table:table-cell>
          <table:table-cell table:style-name="Tableau5.B2" office:value-type="string">
            <text:p text:style-name="P41"><text:a xlink:type="simple" xlink:href="py3o://for=%22l%20in%20o.py3o_lines_layout()%22" text:style-name="Internet_20_link" text:visited-style-name="Visited_20_Internet_20_Link"><text:span text:style-name="T24">for="l in o.py3o_lines_layout()"</text:span></text:a></text:p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  <table:table-cell table:style-name="Tableau5.G2" office:value-type="string">
            <text:p text:style-name="Table_20_Main_20_Content_20_Left"/>
          </table:table-cell>
          <table:table-cell table:style-name="Tableau5.H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P44"/>
          </table:table-cell>
          <table:table-cell table:style-name="Tableau5.B14" office:value-type="string">
            <text:p text:style-name="P44"><text:a xlink:type="simple" xlink:href="py3o://if=%22l.get('line')%20and%20not%20l['line'].display_type%22" text:style-name="Internet_20_link" text:visited-style-name="Visited_20_Internet_20_Link"><text:span text:style-name="T26">if="l.get('line') and not l['line'].display_type"</text:span></text:a></text:p>
          </table:table-cell>
          <table:table-cell table:style-name="Tableau5.C3" office:value-type="string">
            <text:p text:style-name="P36"/>
          </table:table-cell>
          <table:table-cell table:style-name="Tableau5.D3" office:value-type="string">
            <text:p text:style-name="P36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  <table:table-cell table:style-name="Tableau5.G3" office:value-type="string">
            <text:p text:style-name="Table_20_Main_20_Content_20_Right"/>
          </table:table-cell>
          <table:table-cell table:style-name="Tableau5.H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43"><text:text-input text:description="py3o://function=&quot;l['line'].product_id.default_code or ''&quot;">[product.default_code]</text:text-input></text:p>
          </table:table-cell>
          <table:table-cell table:style-name="Tableau5.B4" office:value-type="string">
            <text:p text:style-name="P43"><text:text-input text:description="py3o://function=&quot;format_multiline_value(l['line'].name)&quot;">[invoice line description]</text:text-input></text:p>
          </table:table-cell>
          <table:table-cell table:style-name="Tableau5.C4" office:value-type="string">
            <text:p text:style-name="P36"><text:text-input text:description="py3o://function=&quot;o_format_lang(l['line'].quantity, dp='Product Unit of Measure', lang_code=lang)&quot;">[quantity]</text:text-input></text:p>
          </table:table-cell>
          <table:table-cell table:style-name="Tableau5.D4" office:value-type="string">
            <text:p text:style-name="P39"><text:text-input text:description="py3o://function=&quot;l['line'].product_uom_id.name&quot;">[uom name]</text:text-input></text:p>
          </table:table-cell>
          <table:table-cell table:style-name="Tableau5.E4" office:value-type="string">
            <text:p text:style-name="Table_20_Main_20_Content_20_Right"><text:text-input text:description="py3o://function=&quot;o_format_lang(l['line'].price_unit, currency_obj=o.currency_id, lang_code=lang)&quot;">[price_unit]</text:text-input></text:p>
          </table:table-cell>
          <table:table-cell table:style-name="Tableau5.F4" office:value-type="string">
            <text:p text:style-name="P37"><text:a xlink:type="simple" xlink:href="py3o://if=%22l['line'].discount%22" text:style-name="Internet_20_link" text:visited-style-name="Visited_20_Internet_20_Link"><text:span text:style-name="T25">if="l['line'].discount"</text:span></text:a></text:p>
            <text:p text:style-name="P37"><text:text-input text:description="py3o://function=&quot;o_format_lang(l['line'].discount, dp='Discount', lang_code=lang) + '%25'&quot;">[discount]</text:text-input></text:p>
            <text:p text:style-name="P37"><text:a xlink:type="simple" xlink:href="py3o:///if" text:style-name="Internet_20_link" text:visited-style-name="Visited_20_Internet_20_Link">/if</text:a></text:p>
          </table:table-cell>
          <table:table-cell table:style-name="Tableau5.G4" office:value-type="string">
            <text:p text:style-name="P75"><text:text-input text:description="py3o://function=&quot;l['line'].tax_ids and ', '.join([t.description for t in l['line'].tax_ids]) or ''&quot;">[taxes]</text:text-input></text:p>
          </table:table-cell>
          <table:table-cell table:style-name="Tableau5.H4" office:value-type="string">
            <text:p text:style-name="Table_20_Main_20_Content_20_Right"><text:text-input text:description="py3o://function=&quot;o_format_lang((o.move_type=='out_refund' and -1 or 1)*l['line'].price_subtotal, currency_obj=l['line'].currency_id, lang_code=lang)&quot;">[price_subtotal]</text:text-input></text:p>
          </table:table-cell>
        </table:table-row>
        <table:table-row table:style-name="Tableau5.1">
          <table:table-cell table:style-name="Tableau5.A5" office:value-type="string">
            <text:p text:style-name="P7"/>
          </table:table-cell>
          <table:table-cell table:style-name="Tableau5.B14" office:value-type="string">
            <text:p text:style-name="P7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C5" office:value-type="string">
            <text:p text:style-name="P36"/>
          </table:table-cell>
          <table:table-cell table:style-name="Tableau5.D5" office:value-type="string">
            <text:p text:style-name="P36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  <table:table-cell table:style-name="Tableau5.G5" office:value-type="string">
            <text:p text:style-name="Table_20_Main_20_Content_20_Right"/>
          </table:table-cell>
          <table:table-cell table:style-name="Tableau5.H5" office:value-type="string">
            <text:p text:style-name="Table_20_Main_20_Content_20_Right"/>
          </table:table-cell>
        </table:table-row>
        <table:table-row table:style-name="Tableau5.1">
          <table:table-cell table:style-name="Tableau5.A6" office:value-type="string">
            <text:p text:style-name="P53"/>
          </table:table-cell>
          <table:table-cell table:style-name="Tableau5.B14" office:value-type="string">
            <text:p text:style-name="P53"><text:a xlink:type="simple" xlink:href="py3o://if=%22l.get('line')%20and%20l['line'].display_type%20==%20'line_section'%22" text:style-name="Internet_20_link" text:visited-style-name="Visited_20_Internet_20_Link"><text:span text:style-name="T26">if="l.get('line') and l['line'].display_type == 'line_section'"</text:span></text:a></text:p>
          </table:table-cell>
          <table:table-cell table:style-name="Tableau5.C6" office:value-type="string">
            <text:p text:style-name="P36"/>
          </table:table-cell>
          <table:table-cell table:style-name="Tableau5.D6" office:value-type="string">
            <text:p text:style-name="P36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  <table:table-cell table:style-name="Tableau5.G6" office:value-type="string">
            <text:p text:style-name="Table_20_Main_20_Content_20_Right"/>
          </table:table-cell>
          <table:table-cell table:style-name="Tableau5.H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8" office:value-type="string">
            <text:p text:style-name="P16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8" office:value-type="string">
            <text:p text:style-name="P8"/>
          </table:table-cell>
          <table:table-cell table:style-name="Tableau5.B14" office:value-type="string">
            <text:p text:style-name="P8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C8" office:value-type="string">
            <text:p text:style-name="Table_20_Main_20_Content_20_Right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P35"/>
          </table:table-cell>
          <table:table-cell table:style-name="Tableau5.F8" office:value-type="string">
            <text:p text:style-name="Table_20_Main_20_Content_20_Right"/>
          </table:table-cell>
          <table:table-cell table:style-name="Tableau5.G8" office:value-type="string">
            <text:p text:style-name="Table_20_Main_20_Content_20_Right"/>
          </table:table-cell>
          <table:table-cell table:style-name="Tableau5.H8" office:value-type="string">
            <text:p text:style-name="Table_20_Main_20_Content_20_Right"/>
          </table:table-cell>
        </table:table-row>
        <table:table-row table:style-name="Tableau5.1">
          <table:table-cell table:style-name="Tableau5.A9" office:value-type="string">
            <text:p text:style-name="P54"/>
          </table:table-cell>
          <table:table-cell table:style-name="Tableau5.B14" office:value-type="string">
            <text:p text:style-name="P54"><text:a xlink:type="simple" xlink:href="py3o://if=%22l.get('line')%20and%20l['line'].display_type%20==%20'line_note'%22" text:style-name="Internet_20_link" text:visited-style-name="Visited_20_Internet_20_Link"><text:span text:style-name="T27">if="l.get('line') and l['line'].display_type == 'line_note'"</text:span></text:a></text:p>
          </table:table-cell>
          <table:table-cell table:style-name="Tableau5.C9" office:value-type="string">
            <text:p text:style-name="P36"/>
          </table:table-cell>
          <table:table-cell table:style-name="Tableau5.D9" office:value-type="string">
            <text:p text:style-name="P36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  <table:table-cell table:style-name="Tableau5.G9" office:value-type="string">
            <text:p text:style-name="Table_20_Main_20_Content_20_Right"/>
          </table:table-cell>
          <table:table-cell table:style-name="Tableau5.H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8" office:value-type="string">
            <text:p text:style-name="P14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9"/>
          </table:table-cell>
          <table:table-cell table:style-name="Tableau5.B14" office:value-type="string">
            <text:p text:style-name="P9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C11" office:value-type="string">
            <text:p text:style-name="P36"/>
          </table:table-cell>
          <table:table-cell table:style-name="Tableau5.D11" office:value-type="string">
            <text:p text:style-name="P36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  <table:table-cell table:style-name="Tableau5.G11" office:value-type="string">
            <text:p text:style-name="Table_20_Main_20_Content_20_Right"/>
          </table:table-cell>
          <table:table-cell table:style-name="Tableau5.H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P42"/>
          </table:table-cell>
          <table:table-cell table:style-name="Tableau5.B14" office:value-type="string">
            <text:p text:style-name="P42"><text:a xlink:type="simple" xlink:href="py3o://if=%22'subtotal'%20in%20l%22" text:style-name="Internet_20_link" text:visited-style-name="Visited_20_Internet_20_Link"><text:span text:style-name="T14">if="'subtotal' in l"</text:span></text:a></text:p>
          </table:table-cell>
          <table:table-cell table:style-name="Tableau5.C12" office:value-type="string">
            <text:p text:style-name="P36"/>
          </table:table-cell>
          <table:table-cell table:style-name="Tableau5.D12" office:value-type="string">
            <text:p text:style-name="P36"/>
          </table:table-cell>
          <table:table-cell table:style-name="Tableau5.E12" office:value-type="string">
            <text:p text:style-name="Table_20_Main_20_Content_20_Right"/>
          </table:table-cell>
          <table:table-cell table:style-name="Tableau5.F12" office:value-type="string">
            <text:p text:style-name="Table_20_Main_20_Content_20_Right"/>
          </table:table-cell>
          <table:table-cell table:style-name="Tableau5.G12" office:value-type="string">
            <text:p text:style-name="Table_20_Main_20_Content_20_Right"/>
          </table:table-cell>
          <table:table-cell table:style-name="Tableau5.H12" office:value-type="string">
            <text:p text:style-name="Table_20_Main_20_Content_20_Right"/>
          </table:table-cell>
        </table:table-row>
        <table:table-row table:style-name="Tableau5.1">
          <table:table-cell table:style-name="Tableau5.A13" table:number-columns-spanned="7" office:value-type="string">
            <text:p text:style-name="P45"><text:text-input text:description="py3o://function=&quot;lang=='fr_FR' and 'Sous-total' or 'Subtotal'&quot;">Subtotal:</text:text-input><text:s text:c="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5.H13" office:value-type="string">
            <text:p text:style-name="P38"><text:text-input text:description="py3o://function=&quot;o_format_lang(l['subtotal'], lang_code=lang, currency_obj=o.currency_id)&quot;">l['subtotal']</text:text-input></text:p>
          </table:table-cell>
        </table:table-row>
        <table:table-row table:style-name="Tableau5.1">
          <table:table-cell table:style-name="Tableau5.A14" office:value-type="string">
            <text:p text:style-name="P7"/>
          </table:table-cell>
          <table:table-cell table:style-name="Tableau5.B14" office:value-type="string">
            <text:p text:style-name="P7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C14" office:value-type="string">
            <text:p text:style-name="P36"/>
          </table:table-cell>
          <table:table-cell table:style-name="Tableau5.D14" office:value-type="string">
            <text:p text:style-name="P36"/>
          </table:table-cell>
          <table:table-cell table:style-name="Tableau5.E14" office:value-type="string">
            <text:p text:style-name="Table_20_Main_20_Content_20_Right"/>
          </table:table-cell>
          <table:table-cell table:style-name="Tableau5.F14" office:value-type="string">
            <text:p text:style-name="Table_20_Main_20_Content_20_Right"/>
          </table:table-cell>
          <table:table-cell table:style-name="Tableau5.G14" office:value-type="string">
            <text:p text:style-name="Table_20_Main_20_Content_20_Right"/>
          </table:table-cell>
          <table:table-cell table:style-name="Tableau5.H14" office:value-type="string">
            <text:p text:style-name="Table_20_Main_20_Content_20_Right"/>
          </table:table-cell>
        </table:table-row>
        <table:table-row table:style-name="Tableau5.1">
          <table:table-cell table:style-name="Tableau5.A15" office:value-type="string">
            <text:p text:style-name="Table_20_Main_20_Content_20_Left"/>
          </table:table-cell>
          <table:table-cell table:style-name="Tableau5.B15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C15" office:value-type="string">
            <text:p text:style-name="Table_20_Main_20_Content_20_Left"/>
          </table:table-cell>
          <table:table-cell table:style-name="Tableau5.D15" office:value-type="string">
            <text:p text:style-name="Table_20_Main_20_Content_20_Left"/>
          </table:table-cell>
          <table:table-cell table:style-name="Tableau5.E15" office:value-type="string">
            <text:p text:style-name="Table_20_Main_20_Content_20_Left"/>
          </table:table-cell>
          <table:table-cell table:style-name="Tableau5.F15" office:value-type="string">
            <text:p text:style-name="Table_20_Main_20_Content_20_Left"/>
          </table:table-cell>
          <table:table-cell table:style-name="Tableau5.G15" office:value-type="string">
            <text:p text:style-name="Table_20_Main_20_Content_20_Left"/>
          </table:table-cell>
          <table:table-cell table:style-name="Tableau5.H15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 table:style-name="TableLine94592203637984">
          <table:table-cell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 table:style-name="TableLine94592221849344">
                <table:table-cell table:style-name="Tableau7.A1" office:value-type="string">
                  <text:p text:style-name="Table_20_Totals_20_Header"><text:text-input text:description="py3o://function=&quot;lang=='fr_FR' and u'Total HT' or u'Net total'&quot;">Net total</text:text-input></text:p>
                </table:table-cell>
                <table:table-cell table:style-name="Tableau7.B1" office:value-type="string">
                  <text:p text:style-name="Table_20_Totals_20_Content"><text:text-input text:description="py3o://function=&quot;o_format_lang((o.move_type=='out_refund' and -1 or 1) * o.amount_untaxed, currency_obj=o.currency_id, lang_code=lang)">[o.amount_untaxed]</text:text-input></text:p>
                </table:table-cell>
              </table:table-row>
              <table:table-row table:style-name="TableLine94592202874288">
                <table:table-cell table:style-name="Tableau7.A2" office:value-type="string">
                  <text:p text:style-name="P47"><text:a xlink:type="simple" xlink:href="py3o://for=%22(tax_name,%20tax_amount,%20tax_base,%20tax_formated_amount,%20tax_formated_base,%20line_count,%20group_id)%20in%20o.amount_by_group%22" text:style-name="Internet_20_link" text:visited-style-name="Visited_20_Internet_20_Link"><text:span text:style-name="T36">for="(tax_name, tax_amount, tax_base, tax_formated_amount, tax_formated_base, line_count, group_id) in o.amount_by_group"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 table:style-name="TableLine94592197755408">
                <table:table-cell table:style-name="Tableau7.A2" office:value-type="string">
                  <text:p text:style-name="P48"><text:text-input text:description="py3o://function=&quot;tax_name + (lang=='fr_FR' and ' sur ' or ' on ') + tax_formated_base&quot;">[tax_label_with_base]</text:text-input></text:p>
                </table:table-cell>
                <table:table-cell table:style-name="Tableau7.B2" office:value-type="string">
                  <text:p text:style-name="Table_20_Totals_20_Content"><text:text-input text:description="py3o://function=&quot;o_format_lang((o.move_type=='out_refund' and -1 or 1) * tax_amount, currency_obj=o.currency_id, lang_code=lang)&quot;">tax_amount</text:text-input></text:p>
                </table:table-cell>
              </table:table-row>
              <table:table-row table:style-name="TableLine94592165084448">
                <table:table-cell table:style-name="Tableau7.A2" office:value-type="string">
                  <text:p text:style-name="P47"><text:a xlink:type="simple" xlink:href="py3o:///for" text:style-name="Internet_20_link" text:visited-style-name="Visited_20_Internet_20_Link"><text:span text:style-name="T23">/for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 table:style-name="TableLine94592163289664">
                <table:table-cell table:style-name="Tableau7.A2" office:value-type="string">
                  <text:p text:style-name="Table_20_Totals_20_Header"><text:text-input text:description="py3o://function=&quot;lang=='fr_FR' and u'Total TTC' or u'Total'&quot;">Total</text:text-input></text:p>
                </table:table-cell>
                <table:table-cell table:style-name="Tableau7.B2" office:value-type="string">
                  <text:p text:style-name="Table_20_Totals_20_Content_20_Highlight"><text:text-input text:description="py3o://function=&quot;o_format_lang((o.move_type=='out_refund' and -1 or 1) * o.amount_total,  currency_obj=o.currency_id, lang_code=lang)">[o.amount_total]</text:text-input></text:p>
                </table:table-cell>
              </table:table-row>
              <table:table-row table:style-name="TableLine94592241984000">
                <table:table-cell table:style-name="Tableau7.A2" office:value-type="string">
                  <text:p text:style-name="Table_20_Totals_20_Header"><text:a xlink:type="simple" xlink:href="py3o://if=%22report_xml.report_name=='account.report_invoice_with_payments'%22" text:style-name="Internet_20_link" text:visited-style-name="Visited_20_Internet_20_Link"><text:span text:style-name="T28">if="report_xml.report_name=='account.report_invoice_with_payments'"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 table:style-name="TableLine94592164507440">
                <table:table-cell table:style-name="Tableau7.A2" office:value-type="string">
                  <text:p text:style-name="P51"><text:a xlink:type="simple" xlink:href="py3o://if=%22o.move_type=='out_invoice'%20and%20o.state%20==%20'posted'%22" text:style-name="Internet_20_link" text:visited-style-name="Visited_20_Internet_20_Link"><text:span text:style-name="T34">if="o.move_type=='out_invoice' and o.state == 'posted'"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 table:style-name="TableLine94592186607568">
                <table:table-cell table:style-name="Tableau7.A2" office:value-type="string">
                  <text:p text:style-name="Table_20_Totals_20_Header"><text:a xlink:type="simple" xlink:href="py3o://for=%22pvals%20in%20o.sudo()._get_reconciled_info_JSON_values()%22" text:style-name="Internet_20_link" text:visited-style-name="Visited_20_Internet_20_Link"><text:span text:style-name="T35">for="pvals in o.sudo()._get_reconciled_info_JSON_values()"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 table:style-name="TableLine94592163109888">
                <table:table-cell table:style-name="Tableau7.A2" office:value-type="string">
                  <text:p text:style-name="P46"><text:text-input text:description="py3o://function=&quot;(lang=='fr_FR' and 'Payé le ' or 'Paid on ') + o_format_date(pvals['date'], lang_code=lang)&quot;">Paid on pvals['date']</text:text-input></text:p>
                </table:table-cell>
                <table:table-cell table:style-name="Tableau7.B2" office:value-type="string">
                  <text:p text:style-name="P40"><text:text-input text:description="py3o://function=&quot;o_format_lang(pvals['amount'], currency_obj=o.currency_id, lang_code=lang)&quot;">pvals['amount']</text:text-input></text:p>
                </table:table-cell>
              </table:table-row>
              <table:table-row table:style-name="TableLine94592242174720">
                <table:table-cell table:style-name="Tableau7.A2" office:value-type="string">
                  <text:p text:style-name="Table_20_Totals_20_Header"><text:a xlink:type="simple" xlink:href="py3o:///for" text:style-name="Internet_20_link" text:visited-style-name="Visited_20_Internet_20_Link"><text:span text:style-name="T29">/for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 table:style-name="TableLine94592185533696">
                <table:table-cell table:style-name="Tableau7.A2" office:value-type="string">
                  <text:p text:style-name="Table_20_Totals_20_Header"><text:text-input text:description="py3o://function=&quot;lang=='fr_FR' and u'Solde à payer' or u'Residual'&quot;">Residual</text:text-input></text:p>
                </table:table-cell>
                <table:table-cell table:style-name="Tableau7.B2" office:value-type="string">
                  <text:p text:style-name="Table_20_Totals_20_Content_20_Highlight"><text:text-input text:description="py3o://function=&quot;o_format_lang(o.amount_residual, currency_obj=o.currency_id, lang_code=lang)&quot;">[o.amount_residual]</text:text-input></text:p>
                </table:table-cell>
              </table:table-row>
              <table:table-row table:style-name="TableLine94592244429568">
                <table:table-cell table:style-name="Tableau7.A2" office:value-type="string">
                  <text:p text:style-name="P56"><text:a xlink:type="simple" xlink:href="py3o:///if" text:style-name="Internet_20_link" text:visited-style-name="Visited_20_Internet_20_Link">/if</text:a></text:p>
                </table:table-cell>
                <table:table-cell table:style-name="Tableau7.B2" office:value-type="string">
                  <text:p text:style-name="P56"/>
                </table:table-cell>
              </table:table-row>
              <table:table-row table:style-name="TableLine94592120223584">
                <table:table-cell table:style-name="Tableau7.A2" office:value-type="string">
                  <text:p text:style-name="P56"><text:a xlink:type="simple" xlink:href="py3o:///if" text:style-name="Internet_20_link" text:visited-style-name="Visited_20_Internet_20_Link">/if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</table:table>
            <text:p text:style-name="P3"/>
          </table:table-cell>
        </table:table-row>
      </table:table>
      <text:p text:style-name="P20"><text:a xlink:type="simple" xlink:href="py3o://if=%22o.narration%22" text:style-name="Internet_20_link" text:visited-style-name="Visited_20_Internet_20_Link"><text:span text:style-name="T8">if="o.narration"</text:span></text:a></text:p>
      <text:p text:style-name="P64"/>
      <table:table table:name="Tableau9" table:style-name="Tableau9">
        <table:table-column table:style-name="Tableau9.A"/>
        <table:table-column table:style-name="Tableau9.B"/>
        <table:table-row table:style-name="TableLine94592196714848"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text-input text:description="py3o://function=&quot;format_multiline_value(o.narration)&quot;">[o.narration]</text:text-input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if=%22o.payment_mode_id%20and%20o.move_type=='out_invoice'%22" text:style-name="Internet_20_link" text:visited-style-name="Visited_20_Internet_20_Link"><text:span text:style-name="T33">if="o.payment_mode_id and o.move_type=='out_invoice'"</text:span></text:a></text:p>
      <text:p text:style-name="P11"><text:a xlink:type="simple" xlink:href="py3o://with=%22bank_label=lang=='fr_FR'%20and%20'Banque%20:'%20or%20'Bank:'%22" text:style-name="Internet_20_link" text:visited-style-name="Visited_20_Internet_20_Link"><text:span text:style-name="T38">with="bank_label=lang=='fr_FR' and 'Banque :' or 'Bank:'"</text:span></text:a></text:p>
      <text:p text:style-name="P12"><text:a xlink:type="simple" xlink:href="py3o://with=%22mandate_number_label=lang=='fr_FR'%20and%20'Relevé%20unique%20de%20mandat'%20or%20'Mandate%20Unique%20Reference'%22" text:style-name="Internet_20_link" text:visited-style-name="Visited_20_Internet_20_Link"><text:span text:style-name="T38">with="mandate_number_label=lang=='fr_FR' and 'Relevé unique de mandat' or 'Mandate Unique Reference'"</text:span></text:a></text:p>
      <text:p text:style-name="P13"/>
      <table:table table:name="Tableau11" table:style-name="Tableau11">
        <table:table-column table:style-name="Tableau11.A"/>
        <table:table-column table:style-name="Tableau11.B"/>
        <table:table-row table:style-name="TableLine94592027142896">
          <table:table-cell table:style-name="Tableau11.A1" office:value-type="string">
            <text:p text:style-name="Table_20_Header_20_center"><text:a xlink:type="simple" xlink:href="py3o://function=%22lang=='fr_FR'%20and%20'Règlement'%20or%20'Payment'%22" text:style-name="Internet_20_link" text:visited-style-name="Visited_20_Internet_20_Link"><text:span text:style-name="T39">function="lang=='fr_FR' and 'Règlement' or 'Payment'"</text:span></text:a></text:p>
          </table:table-cell>
          <table:table-cell table:style-name="Tableau11.B1" office:value-type="string">
            <text:p text:style-name="Table_20_Contents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18">if="o.payment_mode_id and o.payment_mode_id.payment_method_id.code in ('manual', 'sepa_credit_transfer') and o.payment_mode_id.bank_account_link == 'fixed' and o.payment_mode_id.fixed_journal_id.bank_account_id.acc_type=='iban'"</text:span></text:a></text:p>
            <text:p text:style-name="Table_20_Contents"><text:a xlink:type="simple" xlink:href="py3o://function=%22lang=='fr_FR'%20and%20'Facture%20à%20régler%20par%20virement%20sur%20le%20compte%20suivant :'%20or%20'Invoice%20to%20pay%20by%20wire%20transfer%20to%20the%20following%20bank%20account:'%22" text:style-name="Internet_20_link" text:visited-style-name="Visited_20_Internet_20_Link"><text:span text:style-name="T30">function="lang=='fr_FR' and 'Facture à régler par virement sur le compte suivant :' or 'Invoice to pay by wire transfer to the following bank account:'"</text:span></text:a></text:p>
            <text:p text:style-name="P28"><text:span text:style-name="T6">IBAN : </text:span><text:span text:style-name="T6"><text:user-field-get text:name="py3o.o.payment_mode_id.fixed_journal_id.bank_account_id.acc_number">IBAN</text:user-field-get></text:span><text:span text:style-name="T6"><text:s/>- BIC : </text:span><text:span text:style-name="T6"><text:user-field-get text:name="py3o.o.payment_mode_id.fixed_journal_id.bank_account_id.bank_id.bic">BIC</text:user-field-get></text:span><text:span text:style-name="T6"><text:s/>- </text:span><text:span text:style-name="T6"><text:user-field-get text:name="py3o.bank_label">Bank Label</text:user-field-get></text:span><text:span text:style-name="T6"><text:s/></text:span><text:span text:style-name="T6"><text:user-field-get text:name="py3o.o.payment_mode_id.fixed_journal_id.bank_account_id.bank_id.name">Bank Name</text:user-field-get></text:span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payment_mode_id%20and%20o.payment_mode_id.payment_method_id.code%20==%20'sepa_direct_debit'%22" text:style-name="Internet_20_link" text:visited-style-name="Visited_20_Internet_20_Link">if="o.payment_mode_id and o.payment_mode_id.payment_method_id.code == 'sepa_direct_debit'"</text:a></text:p>
            <text:p text:style-name="Table_20_Contents"><text:a xlink:type="simple" xlink:href="py3o://if=%22not%20o.mandate_id%22" text:style-name="Internet_20_link" text:visited-style-name="Visited_20_Internet_20_Link">if="not o.mandate_id"</text:a></text:p>
            <text:p text:style-name="P6">Mandat non sélectionné sur la facture.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mandate_id%22" text:style-name="Internet_20_link" text:visited-style-name="Visited_20_Internet_20_Link">if="o.mandate_id"</text:a></text:p>
            <text:p text:style-name="Table_20_Contents"><text:a xlink:type="simple" xlink:href="py3o://function=%22lang=='fr_FR'%20and%20'''Cette%20facture%20sera%20prélevée%20à%20l'échéance%20sur%20le%20compte%20bancaire%20suivant :'''%20or%20'On%20due%20date,%20this%20invoice%20will%20be%20automatically%20deducted%20from%20the%20following%20bank%20account:'%22" text:style-name="Internet_20_link" text:visited-style-name="Visited_20_Internet_20_Link"><text:span text:style-name="T30">function="lang=='fr_FR' and '''Cette facture sera prélevée à l'échéance sur le compte bancaire suivant :''' or 'On due date, this invoice will be automatically deducted from the following bank account:'"</text:span></text:a></text:p>
            <text:p text:style-name="Table_20_Contents"><text:a xlink:type="simple" xlink:href="py3o://if=%22o.mandate_id%20and%20o.mandate_id.partner_bank_id.acc_type=='iban'%22" text:style-name="Internet_20_link" text:visited-style-name="Visited_20_Internet_20_Link">if="o.mandate_id and o.mandate_id.partner_bank_id.acc_type=='iban'"</text:a></text:p>
            <text:p text:style-name="Table_20_Contents">IBAN : <text:user-field-get text:name="py3o.o.mandate_id.partner_bank_id.acc_number">Direct debit mandate Bank accoun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P5"><text:user-field-get text:name="py3o.mandate_number_label">Mandate Number Label</text:user-field-get> : <text:user-field-get text:name="py3o.o.mandate_id.unique_mandate_reference">Direct debit Mandate Ref</text:user-field-get><text:s/>- ICS : <text:user-field-get text:name="py3o.o.company_id.sepa_creditor_identifier">Company ICS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P19"><text:soft-page-break/><text:a xlink:type="simple" xlink:href="py3o:///with" text:style-name="Internet_20_link" text:visited-style-name="Visited_20_Internet_20_Link">/with</text:a></text:p>
      <text:p text:style-name="P19"><text:a xlink:type="simple" xlink:href="py3o:///with" text:style-name="Internet_20_link" text:visited-style-name="Visited_20_Internet_20_Link">/with</text:a></text:p>
      <text:p text:style-name="Standard"><text:a xlink:type="simple" xlink:href="py3o:///if" text:style-name="Internet_20_link" text:visited-style-name="Visited_20_Internet_20_Link">/if</text:a></text:p>
      <text:p text:style-name="P63"><text:a xlink:type="simple" xlink:href="py3o://if=%22o.company_id.static_invoice_terms%22" text:style-name="Internet_20_link" text:visited-style-name="Visited_20_Internet_20_Link"><text:span text:style-name="T42">if="o.company_id.static_invoice_terms"</text:span></text:a></text:p>
      <text:p text:style-name="P61"/>
      <text:p text:style-name="P62"><text:text-input text:description="py3o://function=&quot;format_multiline_value(o.company_id.static_invoice_terms)&quot;">[o.company_id.static_invoice_terms]</text:text-input></text:p>
      <text:p text:style-name="P63"><text:a xlink:type="simple" xlink:href="py3o:///if" text:style-name="Internet_20_link" text:visited-style-name="Visited_20_Internet_20_Link"><text:span text:style-name="T41">/if</text:span></text:a></text:p>
      <text:p text:style-name="Standard"><text:a xlink:type="simple" xlink:href="py3o://if=%22o.fiscal_position_id%20and%20o.fiscal_position_id.note%22" text:style-name="Internet_20_link" text:visited-style-name="Visited_20_Internet_20_Link">if="o.fiscal_position_id and o.fiscal_position_id.note"</text:a></text:p>
      <text:p text:style-name="Small_20_new_20_line"/>
      <text:p text:style-name="P57"><text:user-field-get text:name="py3o.o.fiscal_position_id.note">Fiscal Position Notes</text:user-field-get></text:p>
      <text:p text:style-name="Standard"><text:a xlink:type="simple" xlink:href="py3o:///if" text:style-name="Internet_20_link" text:visited-style-name="Visited_20_Internet_20_Link">/if</text:a></text:p>
      <text:p text:style-name="P49"><text:a xlink:type="simple" xlink:href="py3o:///for" text:style-name="Internet_20_link" text:visited-style-name="Visited_20_Internet_20_Link"/></text:p>
      <text:p text:style-name="Standard"><text:a xlink:type="simple" xlink:href="py3o:///with" text:style-name="Internet_20_link" text:visited-style-name="Visited_20_Internet_20_Link">/with</text:a></text:p>
      <text:p text:style-name="P19"><text:a xlink:type="simple" xlink:href="py3o:///with" text:style-name="Internet_20_link" text:visited-style-name="Visited_20_Internet_20_Link">/with</text:a></text:p>
      <text:p text:style-name="P19"><text:a xlink:type="simple" xlink:href="py3o:///for" text:style-name="Internet_20_link" text:visited-style-name="Visited_20_Internet_20_Link"><text:span text:style-name="T21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6cm" style:rel-width="100%" fo:margin-left="0cm" table:align="left"/>
    </style:style>
    <style:style style:name="Tableau12.A" style:family="table-column">
      <style:table-column-properties style:column-width="4.159cm" style:rel-column-width="2358*"/>
    </style:style>
    <style:style style:name="Tableau12.B" style:family="table-column">
      <style:table-column-properties style:column-width="15.441cm" style:rel-column-width="8754*"/>
    </style:style>
    <style:style style:name="Tableau12.A1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officeooo:paragraph-rsid="0007d180"/>
    </style:style>
    <style:style style:name="MP3" style:family="paragraph" style:parent-style-name="Header">
      <style:text-properties style:font-name="Arial" fo:font-size="8pt" officeooo:rsid="000d9e36" officeooo:paragraph-rsid="015896f3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Line94592130726448">
            <table:table-cell table:style-name="Tableau12.A1" office:value-type="string">
              <text:p text:style-name="MP2"><draw:frame draw:style-name="Mfr1" draw:name="py3o.image(user.company_id.partner_id.image_256, 'png', height='1.3cm', isb64=True)" text:anchor-type="as-char" svg:width="2.935cm" draw:z-index="4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3"><text:text-input text:description="py3o://function=&quot;format_multiline_value(objects[0].company_id._display_report_header(line_details=[['phone', 'fax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1"/>
      </style:header>
      <style:footer>
        <text:p text:style-name="Footer">Page <text:page-number text:select-page="current">5</text:page-number><text:s/>/ 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1-12-18T10:25:16.397088110</dc:date>
    <meta:editing-duration>P1DT20H25M4S</meta:editing-duration>
    <meta:editing-cycles>407</meta:editing-cycles>
    <meta:generator>LibreOffice/6.4.7.2$Linux_X86_64 LibreOffice_project/40$Build-2</meta:generator>
    <meta:document-statistic meta:table-count="11" meta:image-count="0" meta:object-count="0" meta:page-count="5" meta:paragraph-count="143" meta:word-count="456" meta:character-count="3680" meta:non-whitespace-character-count="3453"/>
  </office:meta>
</office:document-meta>
</file>